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14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21" style:family="table-cell" style:parent-style-name="Default">
      <style:table-cell-properties fo:background-color="#59c5c7"/>
    </style:style>
    <style:style style:name="ce2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8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9" office:value-type="string" calcext:value-type="string">
            <text:p>Bank</text:p>
          </table:table-cell>
          <table:table-cell table:style-name="ce14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4"/>
          <table:table-cell table:style-name="ce20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 table:style-name="ce21" table:number-columns-repeated="1013"/>
        </table:table-row>
        <table:table-row table:style-name="ro1" table:visibility="filter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office:value-type="string" calcext:value-type="string">
            <text:p>A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office:value-type="string" calcext:value-type="string">
            <text:p>IB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office:value-type="string" calcext:value-type="string">
            <text:p>A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office:value-type="string" calcext:value-type="string">
            <text:p>B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office:value-type="string" calcext:value-type="string">
            <text:p>A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office:value-type="string" calcext:value-type="string">
            <text:p>A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office:value-type="string" calcext:value-type="string">
            <text:p>C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office:value-type="string" calcext:value-type="string">
            <text:p>B2_VREF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office:value-type="string" calcext:value-type="string">
            <text:p>D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office:value-type="string" calcext:value-type="string">
            <text:p>C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office:value-type="string" calcext:value-type="string">
            <text:p>D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office:value-type="string" calcext:value-type="string">
            <text:p>E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office:value-type="string" calcext:value-type="string">
            <text:p>B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office:value-type="string" calcext:value-type="string">
            <text:p>C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office:value-type="string" calcext:value-type="string">
            <text:p>D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office:value-type="string" calcext:value-type="string">
            <text:p>E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office:value-type="string" calcext:value-type="string">
            <text:p>E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office:value-type="string" calcext:value-type="string">
            <text:p>F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office:value-type="string" calcext:value-type="string">
            <text:p>F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office:value-type="string" calcext:value-type="string">
            <text:p>G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office:value-type="string" calcext:value-type="string">
            <text:p>G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office:value-type="string" calcext:value-type="string">
            <text:p>G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office:value-type="string" calcext:value-type="string">
            <text:p>H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office:value-type="string" calcext:value-type="string">
            <text:p>J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office:value-type="string" calcext:value-type="string">
            <text:p>H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office:value-type="string" calcext:value-type="string">
            <text:p>H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office:value-type="string" calcext:value-type="string">
            <text:p>G5_VREF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office:value-type="string" calcext:value-type="string">
            <text:p>H9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office:value-type="string" calcext:value-type="string">
            <text:p>L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office:value-type="string" calcext:value-type="string">
            <text:p>M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office:value-type="string" calcext:value-type="string">
            <text:p>N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office:value-type="string" calcext:value-type="string">
            <text:p>N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office:value-type="string" calcext:value-type="string">
            <text:p>K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office:value-type="string" calcext:value-type="string">
            <text:p>L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office:value-type="string" calcext:value-type="string">
            <text:p>L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office:value-type="string" calcext:value-type="string">
            <text:p>M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office:value-type="string" calcext:value-type="string">
            <text:p>P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office:value-type="string" calcext:value-type="string">
            <text:p>R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office:value-type="string" calcext:value-type="string">
            <text:p>J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office:value-type="string" calcext:value-type="string">
            <text:p>K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office:value-type="string" calcext:value-type="string">
            <text:p>M5_VREF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office:value-type="string" calcext:value-type="string">
            <text:p>M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office:value-type="string" calcext:value-type="string">
            <text:p>T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office:value-type="string" calcext:value-type="string">
            <text:p>T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office:value-type="string" calcext:value-type="string">
            <text:p>P5_VREF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office:value-type="string" calcext:value-type="string">
            <text:p>P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office:value-type="string" calcext:value-type="string">
            <text:p>M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office:value-type="string" calcext:value-type="string">
            <text:p>N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office:value-type="string" calcext:value-type="string">
            <text:p>P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office:value-type="string" calcext:value-type="string">
            <text:p>R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office:value-type="string" calcext:value-type="string">
            <text:p>R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UDIO_LEF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office:value-type="string" calcext:value-type="string">
            <text:p>T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office:value-type="string" calcext:value-type="string">
            <text:p>U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UDIO_RIGH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office:value-type="string" calcext:value-type="string">
            <text:p>U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 table:style-name="ce21" table:number-columns-repeated="1013"/>
        </table:table-row>
        <table:table-row table:style-name="ro1" table:visibility="filter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office:value-type="string" calcext:value-type="string">
            <text:p>D26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office:value-type="string" calcext:value-type="string">
            <text:p>E26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office:value-type="string" calcext:value-type="string">
            <text:p>D2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office:value-type="string" calcext:value-type="string">
            <text:p>E2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office:value-type="string" calcext:value-type="string">
            <text:p>G26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office:value-type="string" calcext:value-type="string">
            <text:p>H26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office:value-type="string" calcext:value-type="string">
            <text:p>E2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office:value-type="string" calcext:value-type="string">
            <text:p>F2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office:value-type="string" calcext:value-type="string">
            <text:p>F2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office:value-type="string" calcext:value-type="string">
            <text:p>G2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office:value-type="string" calcext:value-type="string">
            <text:p>J26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office:value-type="string" calcext:value-type="string">
            <text:p>J2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office:value-type="string" calcext:value-type="string">
            <text:p>G2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office:value-type="string" calcext:value-type="string">
            <text:p>G20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office:value-type="string" calcext:value-type="string">
            <text:p>H2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office:value-type="string" calcext:value-type="string">
            <text:p>H2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office:value-type="string" calcext:value-type="string">
            <text:p>J2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office:value-type="string" calcext:value-type="string">
            <text:p>K2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office:value-type="string" calcext:value-type="string">
            <text:p>K26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office:value-type="string" calcext:value-type="string">
            <text:p>K2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office:value-type="string" calcext:value-type="string">
            <text:p>K2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office:value-type="string" calcext:value-type="string">
            <text:p>L2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office:value-type="string" calcext:value-type="string">
            <text:p>M26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office:value-type="string" calcext:value-type="string">
            <text:p>N26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office:value-type="string" calcext:value-type="string">
            <text:p>L2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office:value-type="string" calcext:value-type="string">
            <text:p>L2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office:value-type="string" calcext:value-type="string">
            <text:p>P26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office:value-type="string" calcext:value-type="string">
            <text:p>R26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office:value-type="string" calcext:value-type="string">
            <text:p>M2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office:value-type="string" calcext:value-type="string">
            <text:p>M2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office:value-type="string" calcext:value-type="string">
            <text:p>N2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office:value-type="string" calcext:value-type="string">
            <text:p>N2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office:value-type="string" calcext:value-type="string">
            <text:p>P2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office:value-type="string" calcext:value-type="string">
            <text:p>P2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office:value-type="string" calcext:value-type="string">
            <text:p>P2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office:value-type="string" calcext:value-type="string">
            <text:p>R2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office:value-type="string" calcext:value-type="string">
            <text:p>T2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office:value-type="string" calcext:value-type="string">
            <text:p>T2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office:value-type="string" calcext:value-type="string">
            <text:p>V2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office:value-type="string" calcext:value-type="string">
            <text:p>U2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office:value-type="string" calcext:value-type="string">
            <text:p>W2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office:value-type="string" calcext:value-type="string">
            <text:p>V2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office:value-type="string" calcext:value-type="string">
            <text:p>Y2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office:value-type="string" calcext:value-type="string">
            <text:p>Y2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office:value-type="string" calcext:value-type="string">
            <text:p>AA25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office:value-type="string" calcext:value-type="string">
            <text:p>Y25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office:value-type="string" calcext:value-type="string">
            <text:p>Y2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office:value-type="string" calcext:value-type="string">
            <text:p>W2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office:value-type="string" calcext:value-type="string">
            <text:p>AC2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office:value-type="string" calcext:value-type="string">
            <text:p>AB2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office:value-type="string" calcext:value-type="string">
            <text:p>Y2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office:value-type="string" calcext:value-type="string">
            <text:p>W25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office:value-type="string" calcext:value-type="string">
            <text:p>AC20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office:value-type="string" calcext:value-type="string">
            <text:p>AD20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N131" table:display-filter-buttons="true" table:orientation="column">
          <table:filter>
            <table:filter-and>
              <table:filter-condition table:field-number="8" table:value="Righ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5:50:18.274338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09:23.415942814</meta:creation-date>
    <dc:date>2019-12-24T17:02:35.594568486</dc:date>
    <meta:editing-duration>P1DT3H33M2S</meta:editing-duration>
    <meta:editing-cycles>24</meta:editing-cycles>
    <meta:generator>LibreOffice/6.0.7.3$Linux_X86_64 LibreOffice_project/00m0$Build-3</meta:generator>
    <meta:document-statistic meta:table-count="2" meta:cell-count="2366" meta:object-count="0"/>
  </office:meta>
</office:document-meta>
</file>